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ee725" officeooo:paragraph-rsid="000ee725"/>
    </style:style>
    <style:style style:name="P2" style:family="paragraph" style:parent-style-name="Standard">
      <style:text-properties officeooo:paragraph-rsid="000ee725"/>
    </style:style>
    <style:style style:name="P3" style:family="paragraph" style:parent-style-name="Standard">
      <style:text-properties officeooo:rsid="0010b365" officeooo:paragraph-rsid="0010b365"/>
    </style:style>
    <style:style style:name="P4" style:family="paragraph" style:parent-style-name="Heading_20_3">
      <style:text-properties officeooo:paragraph-rsid="0010b365"/>
    </style:style>
    <style:style style:name="P5" style:family="paragraph" style:parent-style-name="Standard">
      <style:text-properties officeooo:rsid="000ee725" officeooo:paragraph-rsid="000ee725"/>
    </style:style>
    <style:style style:name="P6" style:family="paragraph" style:parent-style-name="Standard" style:list-style-name="L1">
      <style:text-properties officeooo:rsid="000ee725" officeooo:paragraph-rsid="000ee725"/>
    </style:style>
    <style:style style:name="P7" style:family="paragraph" style:parent-style-name="Standard" style:list-style-name="L3">
      <style:text-properties officeooo:rsid="000ee725" officeooo:paragraph-rsid="001325ed"/>
    </style:style>
    <style:style style:name="P8" style:family="paragraph" style:parent-style-name="Standard">
      <style:text-properties officeooo:rsid="000ee725" officeooo:paragraph-rsid="001325ed"/>
    </style:style>
    <style:style style:name="P9" style:family="paragraph" style:parent-style-name="Standard" style:list-style-name="L1">
      <style:text-properties officeooo:paragraph-rsid="000ee725"/>
    </style:style>
    <style:style style:name="P10" style:family="paragraph" style:parent-style-name="Standard" style:list-style-name="L1">
      <style:text-properties officeooo:rsid="0010b365" officeooo:paragraph-rsid="0010b365"/>
    </style:style>
    <style:style style:name="P11" style:family="paragraph" style:parent-style-name="Standard" style:list-style-name="L3">
      <style:text-properties officeooo:rsid="0010b365" officeooo:paragraph-rsid="001325ed"/>
    </style:style>
    <style:style style:name="P12" style:family="paragraph" style:parent-style-name="Standard">
      <style:text-properties officeooo:rsid="0010b365" officeooo:paragraph-rsid="001325ed"/>
    </style:style>
    <style:style style:name="P13" style:family="paragraph" style:parent-style-name="Standard" style:list-style-name="L1">
      <style:text-properties officeooo:rsid="000fb524" officeooo:paragraph-rsid="000fb524"/>
    </style:style>
    <style:style style:name="P14" style:family="paragraph" style:parent-style-name="Standard" style:list-style-name="L3">
      <style:text-properties officeooo:rsid="000fb524" officeooo:paragraph-rsid="001325ed"/>
    </style:style>
    <style:style style:name="P15" style:family="paragraph" style:parent-style-name="Standard" style:list-style-name="L3">
      <style:text-properties officeooo:paragraph-rsid="001325ed"/>
    </style:style>
    <style:style style:name="P16" style:family="paragraph" style:parent-style-name="Standard" style:list-style-name="L3">
      <style:text-properties officeooo:paragraph-rsid="0013e022"/>
    </style:style>
    <style:style style:name="P17" style:family="paragraph" style:parent-style-name="Standard" style:list-style-name="L3">
      <style:text-properties officeooo:rsid="001325ed" officeooo:paragraph-rsid="001325ed"/>
    </style:style>
    <style:style style:name="P18" style:family="paragraph" style:parent-style-name="Standard" style:list-style-name="L3">
      <style:text-properties officeooo:rsid="001325ed" officeooo:paragraph-rsid="0013e022"/>
    </style:style>
    <style:style style:name="P19" style:family="paragraph" style:parent-style-name="Standard">
      <style:text-properties officeooo:rsid="001325ed" officeooo:paragraph-rsid="001325ed"/>
    </style:style>
    <style:style style:name="P20" style:family="paragraph" style:parent-style-name="Standard">
      <style:text-properties officeooo:rsid="001325ed" officeooo:paragraph-rsid="0013e022"/>
    </style:style>
    <style:style style:name="P21" style:family="paragraph" style:parent-style-name="Standard" style:list-style-name="L3">
      <style:text-properties officeooo:rsid="0013e022" officeooo:paragraph-rsid="0013e022"/>
    </style:style>
    <style:style style:name="P22" style:family="paragraph" style:parent-style-name="Standard">
      <style:text-properties officeooo:rsid="0013e022" officeooo:paragraph-rsid="0013e022"/>
    </style:style>
    <style:style style:name="P23" style:family="paragraph" style:parent-style-name="Standard" style:list-style-name="L3">
      <style:text-properties officeooo:rsid="0014d0b5" officeooo:paragraph-rsid="0014d0b5"/>
    </style:style>
    <style:style style:name="P24" style:family="paragraph" style:parent-style-name="Standard">
      <style:text-properties officeooo:rsid="0014d0b5" officeooo:paragraph-rsid="0014d0b5"/>
    </style:style>
    <style:style style:name="P25" style:family="paragraph" style:parent-style-name="Standard" style:list-style-name="L3">
      <style:text-properties officeooo:rsid="001785c7" officeooo:paragraph-rsid="001785c7"/>
    </style:style>
    <style:style style:name="P26" style:family="paragraph" style:parent-style-name="Standard" style:list-style-name="L3">
      <style:paragraph-properties fo:break-before="page"/>
      <style:text-properties officeooo:rsid="000ee725" officeooo:paragraph-rsid="001325ed"/>
    </style:style>
    <style:style style:name="P27" style:family="paragraph" style:parent-style-name="Text_20_body" style:list-style-name="L2">
      <style:text-properties officeooo:rsid="0010b365" officeooo:paragraph-rsid="0010b365"/>
    </style:style>
    <style:style style:name="P28" style:family="paragraph">
      <loext:graphic-properties draw:fill="none" draw:fill-color="#ffffff"/>
      <style:text-properties fo:color="#c9211e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style:text-properties fo:color="#c9211e"/>
    </style:style>
    <style:style style:name="T1" style:family="text">
      <style:text-properties officeooo:rsid="000ee725"/>
    </style:style>
    <style:style style:name="T2" style:family="text">
      <style:text-properties officeooo:rsid="000fb524"/>
    </style:style>
    <style:style style:name="T3" style:family="text">
      <style:text-properties officeooo:rsid="0010b365"/>
    </style:style>
    <style:style style:name="T4" style:family="text">
      <style:text-properties style:font-name="Liberation Sans" fo:font-size="14.1000003814697pt" fo:font-weight="bold" style:font-name-asian="Source Han Sans CN" style:font-size-asian="14.1000003814697pt" style:font-weight-asian="bold" style:font-name-complex="DejaVu Sans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10b365" style:font-name-asian="Source Han Sans CN" style:font-size-asian="14.1000003814697pt" style:font-weight-asian="bold" style:font-name-complex="DejaVu Sans" style:font-size-complex="14.1000003814697pt" style:font-weight-complex="bold"/>
    </style:style>
    <style:style style:name="T6" style:family="text">
      <style:text-properties officeooo:rsid="001325ed"/>
    </style:style>
    <style:style style:name="T7" style:family="text">
      <style:text-properties officeooo:rsid="0013e022"/>
    </style:style>
    <style:style style:name="T8" style:family="text">
      <style:text-properties fo:color="#c92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101cm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ff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rt</text:p>
      <text:p text:style-name="P1">200g polohrubé mouky</text:p>
      <text:p text:style-name="P1">200g cukru moučka</text:p>
      <text:p text:style-name="P1">40g kakaa</text:p>
      <text:p text:style-name="P1">1 lžíce prášku do pečiva</text:p>
      <text:p text:style-name="P1">6 vajec</text:p>
      <text:p text:style-name="P1">6 lžiček horké vody</text:p>
      <text:p text:style-name="P1"/>
      <text:h text:style-name="Heading_20_3" text:outline-level="3">Postup pro kuchařku</text:h>
      <text:p text:style-name="P1">Ušlehej 2/3 cukru a vodu se žloutky, 1/3 cukru s bílky a opatrně smíchej.</text:p>
      <text:p text:style-name="P1"/>
      <text:h text:style-name="Heading_20_3" text:outline-level="3">Postup pro člověka</text:h>
      <text:p text:style-name="P1">Šlehej žloutky, horkou vodu a 2/3 cukru dokud směs nezesvětlí. Z bílků a zbytku cukru ušlehej sníh. Postupně vmíchej mouku a sníh do žloutkové směsi. Pozor, nemíchat, neklepat, pouze jemně převalovat.</text:p>
      <text:p text:style-name="P2"/>
      <text:h text:style-name="Heading_20_3" text:outline-level="3">Postup pro obyčejného člověka</text:h>
      <text:list xml:id="list3912047652" text:style-name="L1">
        <text:list-item>
          <text:p text:style-name="P10">Vejce nech trochu odstát při pokojové teplotě (minimálně 30 minut)</text:p>
        </text:list-item>
        <text:list-item>
          <text:p text:style-name="P6">Opatrně rozklepni 6 vajec a odděl žloutky od bílků</text:p>
        </text:list-item>
        <text:list-item>
          <text:p text:style-name="P9"><text:span text:style-name="T1">Žloutky dej do </text:span><text:span text:style-name="T2">velké</text:span><text:span text:style-name="T1"> misky a vařečkou/lžící smíchej se </text:span><text:span text:style-name="T2">6 lžičkami horké vody a 140g cukru. Míchej hodně dlouho, nejprve směs ztmavne, později zesvětlí.</text:span></text:p>
        </text:list-item>
        <text:list-item>
          <text:p text:style-name="P13">Bílky vlož do nádoby na šlehání či střední misky, lehce osol a pozvolna začni šlehat. Až se objeví bublinky, přidej 60g cukru a zvyš otáčky šlehání. Když se při šlehání tvoří tužší obloučky, vypni mixer a vyzkoušej, že je sníh pevný a lepivý (po otočení misky nevypadne).</text:p>
        </text:list-item>
        <text:list-item>
          <text:p text:style-name="P13">Smíchej mouku, <text:span text:style-name="T3">prášek do pečiva a </text:span>kak<text:span text:style-name="T3">ao</text:span></text:p>
        </text:list-item>
        <text:list-item>
          <text:p text:style-name="P13">Do mísy ke žloutkům po troškách přidávej střídavě sníh z bílků a mouku s kakaem. Míchej velmi opatrně, spíše pouze převaluj jednotlivé vrstvy přes sebe.</text:p>
        </text:list-item>
        <text:list-item>
          <text:p text:style-name="P13">Předehřej troubu na cca 120 – 150°C</text:p>
        </text:list-item>
        <text:list-item>
          <text:p text:style-name="P13">Máslem vytři a strouhankou či hrubou moukou vysypej dortovou formu</text:p>
        </text:list-item>
        <text:list-item>
          <text:p text:style-name="P13">Opatrně a bez klepnutí přelij těsto do vysypané formy</text:p>
        </text:list-item>
        <text:list-item>
          <text:p text:style-name="P13">Opatrně, bez klepnutí vlož do trouby</text:p>
        </text:list-item>
        <text:list-item>
          <text:p text:style-name="P13">Po cca 20 minutách zvyš teplotu na <text:span text:style-name="T3">180 – 200°C</text:span></text:p>
        </text:list-item>
        <text:list-item>
          <text:p text:style-name="P10">Po dalších cca 20 minutách by mělo být hotovo. Zapíchni špejli opatrně do středu dortu, pokud se na ni těsto nelepí, je hotovo.</text:p>
        </text:list-item>
        <text:list-item>
          <text:p text:style-name="P10">Ozdob dort dle chuti</text:p>
        </text:list-item>
      </text:list>
      <text:p text:style-name="P3"/>
      <text:h text:style-name="P4" text:outline-level="3"><text:span text:style-name="T5">Pseudo-kód pro počítač</text:span></text:h>
      <text:list xml:id="list4198682218" text:style-name="L3">
        <text:list-item>
          <text:p text:style-name="P11"><draw:frame text:anchor-type="paragraph" draw:z-index="2" draw:name="Shape3" draw:style-name="gr3" draw:text-style-name="P28" svg:width="1.962cm" svg:height="0.551cm" svg:x="3.849cm" svg:y="0.466cm"><draw:text-box><text:p text:style-name="P30"><text:span text:style-name="T8">opakuj 3x</text:span></text:p></draw:text-box></draw:frame>Vejce nech trochu odstát při pokojové teplotě (minimálně 30 minut)</text:p>
          <text:list>
            <text:list-item>
              <text:p text:style-name="P17">čekej 10m</text:p>
            </text:list-item>
            <text:list-item>
              <text:p text:style-name="P17"><draw:line text:anchor-type="paragraph" draw:z-index="0" draw:name="Shape1" draw:style-name="gr2" draw:text-style-name="P29" svg:x1="1.93cm" svg:y1="0.33cm" svg:x2="3.717cm" svg:y2="0.815cm"><text:p/></draw:line><draw:line text:anchor-type="paragraph" draw:z-index="1" draw:name="Shape2" draw:style-name="gr2" draw:text-style-name="P29" svg:x1="2.282cm" svg:y1="0.992cm" svg:x2="3.54cm" svg:y2="0.198cm"><text:p/></draw:line>čekej 10m</text:p>
            </text:list-item>
            <text:list-item>
              <text:p text:style-name="P17">čekej 10m</text:p>
            </text:list-item>
          </text:list>
        </text:list-item>
      </text:list>
      <text:p text:style-name="P19"/>
      <text:list xml:id="list185959945769969" text:continue-numbering="true" text:style-name="L3">
        <text:list-item>
          <text:p text:style-name="P26">Opatrně rozklepni 6 vajec a odděl žloutky od bílků</text:p>
          <text:list>
            <text:list-item>
              <text:p text:style-name="P7"><draw:line text:anchor-type="paragraph" draw:z-index="5" draw:name="Shape6" draw:style-name="gr2" draw:text-style-name="P29" svg:x1="1.203cm" svg:y1="2.845cm" svg:x2="1.203cm" svg:y2="0.155cm"><text:p/></draw:line><draw:frame text:anchor-type="paragraph" draw:z-index="6" draw:name="Shape7" draw:style-name="gr1" draw:text-style-name="P28" svg:width="2.105cm" svg:height="0.75cm" draw:transform="rotate (1.5707963267949) translate (0.289277777777778cm 2.50119444444444cm)"><draw:text-box><text:p><text:span text:style-name="T8">o</text:span><text:span text:style-name="T8">p</text:span><text:span text:style-name="T8">a</text:span><text:span text:style-name="T8">k</text:span><text:span text:style-name="T8">u</text:span><text:span text:style-name="T8">j</text:span><text:span text:style-name="T8"> </text:span><text:span text:style-name="T8">6</text:span><text:span text:style-name="T8">x</text:span></text:p></draw:text-box></draw:frame>vezmi VEJCE</text:p>
            </text:list-item>
            <text:list-item>
              <text:p text:style-name="P7">rozklepni</text:p>
            </text:list-item>
            <text:list-item>
              <text:p text:style-name="P7">odděl žloutek od bílku</text:p>
            </text:list-item>
            <text:list-item>
              <text:p text:style-name="P7">polož žloutek do VELKÁ_MÍSA</text:p>
            </text:list-item>
            <text:list-item>
              <text:p text:style-name="P7">polož bílek do MÍSA_NA_ŠLEHÁNÍ</text:p>
            </text:list-item>
            <text:list-item>
              <text:p text:style-name="P25">polož skořápku do KOŠ</text:p>
            </text:list-item>
            <text:list-item>
              <text:p text:style-name="P7"><draw:line text:anchor-type="paragraph" draw:z-index="3" draw:name="Shape4" draw:style-name="gr2" draw:text-style-name="P29" svg:x1="2.062cm" svg:y1="14.679cm" svg:x2="7.421cm" svg:y2="0.215cm"><text:p/></draw:line><draw:line text:anchor-type="paragraph" draw:z-index="4" draw:name="Shape5" draw:style-name="gr2" draw:text-style-name="P29" svg:x1="2.062cm" svg:y1="0.215cm" svg:x2="8.28cm" svg:y2="14.658cm"><text:p/></draw:line>vezmi VEJCE</text:p>
            </text:list-item>
            <text:list-item>
              <text:p text:style-name="P7">rozklepni</text:p>
            </text:list-item>
            <text:list-item>
              <text:p text:style-name="P7">odděl žloutek od bílku</text:p>
            </text:list-item>
            <text:list-item>
              <text:p text:style-name="P7">polož žloutek do VELKÁ_MÍSA</text:p>
            </text:list-item>
            <text:list-item>
              <text:p text:style-name="P7">polož bílek do MÍSA_NA_ŠLEHÁNÍ</text:p>
            </text:list-item>
            <text:list-item>
              <text:p text:style-name="P25">polož skořápku do KOŠ</text:p>
            </text:list-item>
            <text:list-item>
              <text:p text:style-name="P7">vezmi VEJCE</text:p>
            </text:list-item>
            <text:list-item>
              <text:p text:style-name="P7">rozklepni</text:p>
            </text:list-item>
            <text:list-item>
              <text:p text:style-name="P7">odděl žloutek od bílku</text:p>
            </text:list-item>
            <text:list-item>
              <text:p text:style-name="P7">polož žloutek do VELKÁ_MÍSA</text:p>
            </text:list-item>
            <text:list-item>
              <text:p text:style-name="P7">polož bílek do MÍSA_NA_ŠLEHÁNÍ</text:p>
            </text:list-item>
            <text:list-item>
              <text:p text:style-name="P25">polož skořápku do KOŠ</text:p>
            </text:list-item>
            <text:list-item>
              <text:p text:style-name="P7">vezmi VEJCE</text:p>
            </text:list-item>
            <text:list-item>
              <text:p text:style-name="P7">rozklepni</text:p>
            </text:list-item>
            <text:list-item>
              <text:p text:style-name="P7">odděl žloutek od bílku</text:p>
            </text:list-item>
            <text:list-item>
              <text:p text:style-name="P7">polož žloutek do VELKÁ_MÍSA</text:p>
            </text:list-item>
            <text:list-item>
              <text:p text:style-name="P7">polož bílek do MÍSA_NA_ŠLEHÁNÍ</text:p>
            </text:list-item>
            <text:list-item>
              <text:p text:style-name="P25">polož skořápku do KOŠ</text:p>
            </text:list-item>
            <text:list-item>
              <text:p text:style-name="P7">vezmi VEJCE</text:p>
            </text:list-item>
            <text:list-item>
              <text:p text:style-name="P7">rozklepni</text:p>
            </text:list-item>
            <text:list-item>
              <text:p text:style-name="P7">odděl žloutek od bílku</text:p>
            </text:list-item>
            <text:list-item>
              <text:p text:style-name="P7">polož žloutek do VELKÁ_MÍSA</text:p>
            </text:list-item>
            <text:list-item>
              <text:p text:style-name="P7">polož bílek do MÍSA_NA_ŠLEHÁNÍ</text:p>
            </text:list-item>
            <text:list-item>
              <text:p text:style-name="P25">polož skořápku do KOŠ</text:p>
            </text:list-item>
            <text:list-item>
              <text:p text:style-name="P7">vezmi VEJCE</text:p>
            </text:list-item>
            <text:list-item>
              <text:p text:style-name="P7">rozklepni</text:p>
            </text:list-item>
            <text:list-item>
              <text:p text:style-name="P7">odděl žloutek od bílku</text:p>
            </text:list-item>
            <text:list-item>
              <text:p text:style-name="P7">polož žloutek do VELKÁ_MÍSA</text:p>
            </text:list-item>
            <text:list-item>
              <text:p text:style-name="P7">polož bílek do MÍSA_NA_ŠLEHÁNÍ</text:p>
            </text:list-item>
            <text:list-item>
              <text:p text:style-name="P25">polož skořápku do KOŠ</text:p>
            </text:list-item>
          </text:list>
        </text:list-item>
      </text:list>
      <text:p text:style-name="P8"/>
      <text:list xml:id="list185958987700503" text:continue-numbering="true" text:style-name="L3">
        <text:list-item>
          <text:p text:style-name="P15"><text:span text:style-name="T1">Žloutky dej do </text:span><text:span text:style-name="T2">velké</text:span><text:span text:style-name="T1"> misky a vařečkou/lžící smíchej se </text:span><text:span text:style-name="T2">6 lžičkami horké vody a 140g cukru. </text:span><text:span text:style-name="T7">Zamíchej 1000x.</text:span></text:p>
          <text:list>
            <text:list-item>
              <text:p text:style-name="P15"><text:span text:style-name="T6">naber HORKÁ_VODA do LŽIČKA</text:span></text:p>
            </text:list-item>
            <text:list-item>
              <text:p text:style-name="P17">vylij LŽIČKA do VELKÁ_MÍSA</text:p>
            </text:list-item>
            <text:list-item>
              <text:p text:style-name="P16"><text:span text:style-name="T6">naber HORKÁ_VODA do LŽIČKA</text:span></text:p>
            </text:list-item>
            <text:list-item>
              <text:p text:style-name="P18">vylij LŽIČKA do VELKÁ_MÍSA</text:p>
            </text:list-item>
            <text:list-item>
              <text:p text:style-name="P16"><text:span text:style-name="T6">naber HORKÁ_VODA do LŽIČKA</text:span></text:p>
            </text:list-item>
            <text:list-item>
              <text:p text:style-name="P18">vylij LŽIČKA do VELKÁ_MÍSA</text:p>
            </text:list-item>
            <text:list-item>
              <text:p text:style-name="P16"><text:span text:style-name="T6">naber HORKÁ_VODA do LŽIČKA</text:span></text:p>
            </text:list-item>
            <text:list-item>
              <text:p text:style-name="P18">vylij LŽIČKA do VELKÁ_MÍSA</text:p>
            </text:list-item>
            <text:list-item>
              <text:p text:style-name="P16"><text:span text:style-name="T6">naber HORKÁ_VODA do LŽIČKA</text:span></text:p>
            </text:list-item>
            <text:list-item>
              <text:p text:style-name="P18">vylij LŽIČKA do VELKÁ_MÍSA</text:p>
            </text:list-item>
            <text:list-item>
              <text:p text:style-name="P16"><text:span text:style-name="T6">naber HORKÁ_VODA do LŽIČKA</text:span></text:p>
            </text:list-item>
            <text:list-item>
              <text:p text:style-name="P18">vylij LŽIČKA do VELKÁ_MÍSA</text:p>
            </text:list-item>
            <text:list-item>
              <text:p text:style-name="P21"><text:soft-page-break/>vezmi 140g CUKR_MOUČKA</text:p>
            </text:list-item>
            <text:list-item>
              <text:p text:style-name="P21">vysyp do VELKÁ_MÍSA</text:p>
            </text:list-item>
            <text:list-item>
              <text:p text:style-name="P17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zamíchej obsah VELKÁ_MÍSA</text:p>
            </text:list-item>
            <text:list-item>
              <text:p text:style-name="P18">… <text:span text:style-name="T7">(1000x opakuj míchání)</text:span></text:p>
            </text:list-item>
          </text:list>
        </text:list-item>
      </text:list>
      <text:p text:style-name="P20"/>
      <text:list xml:id="list185960032693179" text:continue-numbering="true" text:style-name="L3">
        <text:list-item>
          <text:p text:style-name="P14">Bílky vlož do nádoby na šlehání či střední misky, lehce osol a pozvolna začni šlehat. Až se objeví bublinky, přidej 60g cukru a zvyš otáčky šlehání. Když se při šlehání tvoří tužší obloučky, vypni mixer a vyzkoušej, že je sníh pevný a lepivý (po otočení misky nevypadne).</text:p>
          <text:list>
            <text:list-item>
              <text:p text:style-name="P21">vezmi 20 zrníček SOLI</text:p>
            </text:list-item>
            <text:list-item>
              <text:p text:style-name="P21">vlož do MÍSA_NA_ŠLEHÁNÍ</text:p>
            </text:list-item>
            <text:list-item>
              <text:p text:style-name="P21">šlehej na mírnou rychlost 1m</text:p>
            </text:list-item>
            <text:list-item>
              <text:p text:style-name="P21">šlehej na střední rychlost 1m</text:p>
            </text:list-item>
            <text:list-item>
              <text:p text:style-name="P21">vezmi 60g CUKR</text:p>
            </text:list-item>
            <text:list-item>
              <text:p text:style-name="P21">vysyp do MÍSA_NA_ŠLEHÁNÍ</text:p>
            </text:list-item>
            <text:list-item>
              <text:p text:style-name="P21">šlehej na vysokou rychlost 2m</text:p>
            </text:list-item>
          </text:list>
        </text:list-item>
      </text:list>
      <text:p text:style-name="P22"/>
      <text:list xml:id="list185960136117393" text:continue-numbering="true" text:style-name="L3">
        <text:list-item>
          <text:p text:style-name="P14">Smíchej mouku, <text:span text:style-name="T3">prášek do pečiva a </text:span>kak<text:span text:style-name="T3">ao</text:span></text:p>
          <text:list>
            <text:list-item>
              <text:p text:style-name="P21">vezmi 200g MOUKA_POLOHRUBÁ</text:p>
            </text:list-item>
            <text:list-item>
              <text:p text:style-name="P21">vysypej do STŘEDNÍ_MÍSA</text:p>
            </text:list-item>
            <text:list-item>
              <text:p text:style-name="P21">vezmi PRÁŠEK_DO_PEČIVA</text:p>
            </text:list-item>
            <text:list-item>
              <text:p text:style-name="P21">vysypej do STŘEDNÍ_MÍSA</text:p>
            </text:list-item>
            <text:list-item>
              <text:p text:style-name="P21">vezmi 40g KAKAO</text:p>
            </text:list-item>
            <text:list-item>
              <text:p text:style-name="P21">vysypej do STŘEDNÍ_MÍSA</text:p>
            </text:list-item>
            <text:list-item>
              <text:p text:style-name="P21">zamíchej obsah STŘEDNÍ_MÍSA</text:p>
            </text:list-item>
          </text:list>
        </text:list-item>
      </text:list>
      <text:p text:style-name="P22"/>
      <text:list xml:id="list185959764624772" text:continue-numbering="true" text:style-name="L3">
        <text:list-item>
          <text:p text:style-name="P14">Do mísy ke žloutkům po troškách přidávej střídavě sníh z bílků a mouku s kakaem. Míchej velmi opatrně, spíše pouze převaluj jednotlivé vrstvy přes sebe.</text:p>
          <text:list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<text:soft-page-break/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<text:soft-page-break/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  <text:list-item>
              <text:p text:style-name="P21">naber vařečku z MÍSA_NA_ŠLEHÁNÍ</text:p>
            </text:list-item>
            <text:list-item>
              <text:p text:style-name="P21">vylij do VELKÁ_MÍSA</text:p>
            </text:list-item>
            <text:list-item>
              <text:p text:style-name="P21">naber lžíci ze STŘEDNÍ_MÍSA</text:p>
            </text:list-item>
            <text:list-item>
              <text:p text:style-name="P21">vysyp do VELKÁ_MÍSA</text:p>
            </text:list-item>
            <text:list-item>
              <text:p text:style-name="P21">opatrně zamíchej VELKÁ_MÍSA</text:p>
            </text:list-item>
          </text:list>
        </text:list-item>
      </text:list>
      <text:p text:style-name="P22"/>
      <text:list xml:id="list185959248150086" text:continue-numbering="true" text:style-name="L3">
        <text:list-item>
          <text:p text:style-name="P14">Předehřej troubu na cca 120 – 150°C</text:p>
          <text:list>
            <text:list-item>
              <text:p text:style-name="P21">zapni TROUBA na 120°C</text:p>
            </text:list-item>
            <text:list-item>
              <text:p text:style-name="P21">čekej 10m</text:p>
            </text:list-item>
          </text:list>
        </text:list-item>
        <text:list-item>
          <text:p text:style-name="P14">Máslem vytři a strouhankou či hrubou moukou vysypej dortovou formu</text:p>
          <text:list>
            <text:list-item>
              <text:p text:style-name="P23">vezmi MÁSLO</text:p>
            </text:list-item>
            <text:list-item>
              <text:p text:style-name="P23">potři VNITŘNÍ_STRANY_FORMY_NA_DORT</text:p>
            </text:list-item>
            <text:list-item>
              <text:p text:style-name="P23">vezmi STROUHANKA</text:p>
            </text:list-item>
            <text:list-item>
              <text:p text:style-name="P23">posyp VNITŘNÍ_STRANY_FORMY_NA_DORT</text:p>
            </text:list-item>
            <text:list-item>
              <text:p text:style-name="P23">vysyp FORMA_NA_DORT do KOŠ</text:p>
            </text:list-item>
          </text:list>
        </text:list-item>
      </text:list>
      <text:p text:style-name="P24"/>
      <text:list xml:id="list185959294198209" text:continue-numbering="true" text:style-name="L3">
        <text:list-item>
          <text:p text:style-name="P14">Opatrně a bez klepnutí přelij těsto do vysypané formy</text:p>
          <text:list>
            <text:list-item>
              <text:p text:style-name="P23">opatrně vylij VELKÁ_MÍSA do FORMA_NA_DORT</text:p>
            </text:list-item>
          </text:list>
        </text:list-item>
      </text:list>
      <text:p text:style-name="P24"/>
      <text:list xml:id="list185959309165427" text:continue-numbering="true" text:style-name="L3">
        <text:list-item>
          <text:p text:style-name="P14">Opatrně, bez klepnutí vlož do trouby</text:p>
          <text:list>
            <text:list-item>
              <text:p text:style-name="P23">vlož FORMA_NA_DORT do TROUBA</text:p>
            </text:list-item>
          </text:list>
        </text:list-item>
      </text:list>
      <text:p text:style-name="P24"/>
      <text:list xml:id="list185960274522758" text:continue-numbering="true" text:style-name="L3">
        <text:list-item>
          <text:p text:style-name="P14">Po cca 20 minutách zvyš teplotu na <text:span text:style-name="T3">180 – 200°C</text:span></text:p>
          <text:list>
            <text:list-item>
              <text:p text:style-name="P23">čekej 10m</text:p>
            </text:list-item>
            <text:list-item>
              <text:p text:style-name="P23">čekej 10m</text:p>
            </text:list-item>
            <text:list-item>
              <text:p text:style-name="P23">zapni TROUBA na 180°C</text:p>
            </text:list-item>
          </text:list>
        </text:list-item>
      </text:list>
      <text:p text:style-name="P24"/>
      <text:list xml:id="list185959829743934" text:continue-numbering="true" text:style-name="L3">
        <text:list-item>
          <text:p text:style-name="P11"><text:soft-page-break/>Po dalších cca 20 minutách by mělo být hotovo. Zapíchni špejli opatrně do středu dortu, pokud se na ni těsto nelepí, je hotovo.</text:p>
          <text:list>
            <text:list-item>
              <text:p text:style-name="P23">čekej 10m</text:p>
            </text:list-item>
            <text:list-item>
              <text:p text:style-name="P23">čekej 10m</text:p>
            </text:list-item>
          </text:list>
        </text:list-item>
      </text:list>
      <text:p text:style-name="P12"/>
      <text:list xml:id="list185960655591047" text:continue-numbering="true" text:style-name="L3">
        <text:list-item>
          <text:p text:style-name="P11">Ozdob dort dle chut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0-11-03T09:10:13.676230742</meta:creation-date>
    <dc:date>2020-11-03T18:59:58.805959425</dc:date>
    <dc:creator>Lukáš Doktor</dc:creator>
    <meta:editing-duration>PT23M3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6" meta:paragraph-count="229" meta:word-count="1293" meta:character-count="7602" meta:non-whitespace-character-count="6750"/>
  </office:meta>
</office:document-meta>
</file>